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loymentException.Deployment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Exception.Deploy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Exception.Deploymen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Exception.Deployment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